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svg:font-family="Courier"/>
  </office:font-face-decls>
  <office:automatic-styles>
    <style:style style:name="P1" style:family="paragraph" style:parent-style-name="Standard">
      <style:text-properties style:font-name="Courier" fo:font-size="12.0pt"/>
    </style:style>
    <style:style style:name="P2" style:family="paragraph" style:parent-style-name="Standard">
      <style:paragraph-properties fo:margin-bottom="0.1111in" fo:line-height="107%"/>
      <style:text-properties style:font-name="Courier" fo:font-size="12.0pt"/>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ableColumn1" style:family="table-column">
      <style:table-column-properties style:column-width="3.4625in" style:rel-column-width="32767*"/>
    </style:style>
  </office:automatic-styles>
  <office:body>
    <office:text>
      <text:p text:style-name="P1"><text:span text:style-name="T1">Meeting protocol – meeting number 3</text:span></text:p>
      <text:p text:style-name="P1"><text:span text:style-name="T2"/></text:p>
      <text:p text:style-name="P1"><text:span text:style-name="T2"><text:s text:c="2"/>Date: 2015-04-01</text:span></text:p>
      <text:p text:style-name="P1"><text:span text:style-name="T2"/></text:p>
      <text:p text:style-name="P1"><text:span text:style-name="T2"><text:s text:c="2"/>Facilitator: Tobias Hallberg</text:span></text:p>
      <text:p text:style-name="P1"><text:span text:style-name="T2"/></text:p>
      <text:p text:style-name="P1"><text:span text:style-name="T2"><text:s text:c="2"/>Participants: Neda Farhand, Tobias Hallberg, Daniel Johansson, Erik Öhrn.</text:span></text:p>
      <text:p text:style-name="P1"><text:span text:style-name="T2"/></text:p>
      <text:p text:style-name="P1"><text:span text:style-name="T2"/></text:p>
      <text:p text:style-name="P1"><text:span text:style-name="T2">1. Objectives. Resolve any issues preventing the team to continue.</text:span></text:p>
      <text:p text:style-name="P2"><text:span text:style-name="T2"><text:tab/>None at the moment.</text:span></text:p>
      <text:p text:style-name="P2"><text:span text:style-name="T2">2. Reports from previous meeting</text:span></text:p>
      <text:p text:style-name="P2"><text:span text:style-name="T2"><text:tab/>This meeting was supposed to be held yesterday but was moved to today.</text:span></text:p>
      <text:p text:style-name="P2"><text:span text:style-name="T2"><text:tab/>Neda has finished Use Cases and the creature interface. Erik has started looking into the grid containing the game world. Daniel has learnt more about GIT and started working with part 2.3 of the RAD. Tobias created new project structure.</text:span></text:p>
      <text:p text:style-name="P2"><text:span text:style-name="T2">3. Discussion items <text:s/></text:span></text:p>
      <text:p text:style-name="P2"><text:span text:style-name="T2"><text:tab/>We will have to create a shortest-path algorithm to lead the zombie to the player, Erik already has an idea how to make it. We’ve also got an idea of a dark level which you need a flash light to finish. We need to look into how to convert tiles to actual objects in game. Decided some of the classes that we will need.</text:span></text:p>
      <text:p text:style-name="P1"><text:span text:style-name="T2">4. Outcomes and assignments <text:s/></text:span></text:p>
      <text:p text:style-name="P2"><text:span text:style-name="T2"><text:tab/>Erik: Collision detection, shortest path (when zombies attack player)</text:span></text:p>
      <text:p text:style-name="P2"><text:span text:style-name="T2">Neda: Continues on Player-, CreatureInterface- and Zombie classes.</text:span></text:p>
      <text:p text:style-name="P2"><text:span text:style-name="T2">Daniel: Starts working with Projectiles (throwing books) , hit points (book hits zombie)</text:span></text:p>
      <text:p text:style-name="P2"><text:span text:style-name="T2">Tobias: Input Controller.</text:span></text:p>
      <text:p text:style-name="P1"><text:span text:style-name="T2">5. Wrap up</text:span></text:p>
      <text:p text:style-name="P2"><text:span text:style-name="T2"><text:tab/>No unresolved issues. Next meeting is tomorrow, 2015-04-02 13: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meta:initial-creator>Erik Öhrn</meta:initial-creator>
  </office:meta>
</office:document-meta>
</file>